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 table:number-columns-spanned="2" table:number-rows-spanned="1">
            <text:p>Oscillator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Boost Regulation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VCC Biasing</text:p>
          </table:table-cell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Vcc<text:span text:style-name="T1">min</text:span></text:p>
          </table:table-cell>
          <table:table-cell office:value-type="float" office:value="11.4" calcext:value-type="float">
            <text:p>11.40</text:p>
          </table:table-cell>
          <table:table-cell/>
          <table:table-cell office:value-type="string" calcext:value-type="string">
            <text:p>In<text:span text:style-name="T1">min</text:span></text:p>
          </table:table-cell>
          <table:table-cell office:value-type="float" office:value="25" calcext:value-type="float">
            <text:p>25.00</text:p>
          </table:table-cell>
          <table:table-cell/>
          <table:table-cell office:value-type="string" calcext:value-type="string">
            <text:p>Tolerance</text:p>
          </table:table-cell>
          <table:table-cell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cc<text:span text:style-name="T1">max</text:span></text:p>
          </table:table-cell>
          <table:table-cell office:value-type="float" office:value="12.6" calcext:value-type="float">
            <text:p>12.60</text:p>
          </table:table-cell>
          <table:table-cell/>
          <table:table-cell office:value-type="string" calcext:value-type="string">
            <text:p>In<text:span text:style-name="T1">max</text:span></text:p>
          </table:table-cell>
          <table:table-cell office:value-type="float" office:value="30" calcext:value-type="float">
            <text:p>30.00</text:p>
          </table:table-cell>
          <table:table-cell/>
          <table:table-cell office:value-type="string" calcext:value-type="string">
            <text:p>R<text:span text:style-name="T1">1</text:span></text:p>
          </table:table-cell>
          <table:table-cell office:value-type="float" office:value="1200" calcext:value-type="float">
            <text:p>12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tt<text:span text:style-name="T1">min</text:span>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670" calcext:value-type="float">
            <text:p>670.00</text:p>
          </table:table-cell>
          <table:table-cell/>
          <table:table-cell office:value-type="string" calcext:value-type="string">
            <text:p>R<text:span text:style-name="T1">2</text:span></text:p>
          </table:table-cell>
          <table:table-cell office:value-type="float" office:value="1800" calcext:value-type="float">
            <text:p>18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tt<text:span text:style-name="T1">max</text:span></text:p>
          </table:table-cell>
          <table:table-cell office:value-type="float" office:value="18" calcext:value-type="float">
            <text:p>18.00</text:p>
          </table:table-cell>
          <table:table-cell/>
          <table:table-cell office:value-type="string" calcext:value-type="string">
            <text:p>P<text:span text:style-name="T1">r</text:span></text:p>
          </table:table-cell>
          <table:table-cell table:formula="of:=([.E3] - [.E8])*[.E7]" office:value-type="float" office:value="0.447761194029851" calcext:value-type="float">
            <text:p>0.45</text:p>
          </table:table-cell>
          <table:table-cell/>
          <table:table-cell table:style-name="Default" office:value-type="string" calcext:value-type="string">
            <text:p>P<text:span text:style-name="T1">1</text:span></text:p>
          </table:table-cell>
          <table:table-cell table:formula="of:=([.E8] / ([.H3]+[.H4]))^2 * [.H3]" office:value-type="float" office:value="0.0533333333333333" calcext:value-type="float">
            <text:p>0.05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I<text:span text:style-name="T1">min</text:span></text:p>
          </table:table-cell>
          <table:table-cell office:value-type="float" office:value="14" calcext:value-type="float">
            <text:p>14.00</text:p>
          </table:table-cell>
          <table:table-cell/>
          <table:table-cell office:value-type="string" calcext:value-type="string">
            <text:p>I<text:span text:style-name="T1">min</text:span></text:p>
          </table:table-cell>
          <table:table-cell table:formula="of:=[.E2]/[.E4]" office:value-type="float" office:value="0.0373134328358209" calcext:value-type="float">
            <text:p>0.04</text:p>
          </table:table-cell>
          <table:table-cell/>
          <table:table-cell table:style-name="Default" office:value-type="string" calcext:value-type="string">
            <text:p>P<text:span text:style-name="T1">2</text:span></text:p>
          </table:table-cell>
          <table:table-cell table:formula="of:=([.E8] / ([.H3]+[.H4]))^2 * [.H4]" office:value-type="float" office:value="0.08" calcext:value-type="float">
            <text:p>0.08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I<text:span text:style-name="T1">max</text:span>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string" calcext:value-type="string">
            <text:p>I<text:span text:style-name="T1">max</text:span></text:p>
          </table:table-cell>
          <table:table-cell table:formula="of:=[.E3]/[.E4]" office:value-type="float" office:value="0.0447761194029851" calcext:value-type="float">
            <text:p>0.04</text:p>
          </table:table-cell>
          <table:table-cell/>
          <table:table-cell office:value-type="string" calcext:value-type="string">
            <text:p>I</text:p>
          </table:table-cell>
          <table:table-cell table:formula="of:=([.E8]/([.H3]  + [.H3] * [.H2])) * 1000" office:value-type="float" office:value="16.5016501650165" calcext:value-type="float">
            <text:p>16.50</text:p>
          </table:table-cell>
          <table:table-cell table:formula="of:=([.E8]/([.H3]  - [.H3] * [.H2])) * 1000" office:value-type="float" office:value="16.8350168350168" calcext:value-type="float">
            <text:p>16.8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V<text:span text:style-name="T1">reg</text:span>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string" calcext:value-type="string">
            <text:p>Out<text:span text:style-name="T1">1</text:span></text:p>
          </table:table-cell>
          <table:table-cell table:formula="of:=(([.H4] - ([.H4] * [.H2]))/(([.H4] - ([.H4] * [.H2]))+[.H3])) * [.E8]" office:value-type="float" office:value="11.9517102615694" calcext:value-type="float">
            <text:p>11.95</text:p>
          </table:table-cell>
          <table:table-cell table:formula="of:=(([.H4] + ([.H4] * [.H2]))/(([.H4] + ([.H4] * [.H2]))+[.H3])) * [.E8]" office:value-type="float" office:value="12.0477137176938" calcext:value-type="float">
            <text:p>12.0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office:value-type="string" calcext:value-type="string">
            <text:p>P<text:span text:style-name="T1">reg</text:span></text:p>
          </table:table-cell>
          <table:table-cell table:formula="of:=([.E3]-[.E8])*[.E7]" office:value-type="float" office:value="0.447761194029851" calcext:value-type="float">
            <text:p>0.45</text:p>
          </table:table-cell>
          <table:table-cell/>
          <table:table-cell office:value-type="string" calcext:value-type="string">
            <text:p>Out<text:span text:style-name="T1">2</text:span></text:p>
          </table:table-cell>
          <table:table-cell table:formula="of:=([.H4]/([.H4]+([.H3] - ([.H3] * [.H2])))) * [.E8]" office:value-type="float" office:value="12.0481927710843" calcext:value-type="float">
            <text:p>12.05</text:p>
          </table:table-cell>
          <table:table-cell table:formula="of:=([.H4]/([.H4]+([.H3] + ([.H3] * [.H2])))) * [.E8]" office:value-type="float" office:value="11.9521912350598" calcext:value-type="float">
            <text:p>11.9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23:36:49.8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2-07T02:07:37.785000000</dc:date>
    <meta:editing-duration>PT2H10M4S</meta:editing-duration>
    <meta:editing-cycles>45</meta:editing-cycles>
    <meta:document-statistic meta:table-count="1" meta:cell-count="50" meta:object-count="0"/>
  </office:meta>
</office:document-meta>
</file>